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Extrabold" svg:font-family="'Open Sans Extrabold'" style:font-family-generic="swiss"/>
    <style:font-face style:name="Open Sans Extrabold1" svg:font-family="'Open Sans Extrabold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746cm" fo:min-width="0.791cm" fo:padding-top="0.178cm" fo:padding-bottom="0.178cm" fo:padding-left="0.303cm" fo:padding-right="0.303cm"/>
    </style:style>
    <style:style style:name="gr2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015cm" fo:min-width="0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067cm" fo:min-width="0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36cm" fo:min-width="0.11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36cm" fo:min-width="0.875cm" fo:padding-top="0.204cm" fo:padding-bottom="0.204cm" fo:padding-left="0.329cm" fo:padding-right="0.329cm"/>
    </style:style>
    <style:style style:name="gr6" style:family="graphic" style:parent-style-name="standard">
      <style:graphic-properties draw:stroke="solid"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1.876cm" fo:min-width="3.113cm" fo:padding-top="0.23cm" fo:padding-bottom="0.23cm" fo:padding-left="0.355cm" fo:padding-right="0.355cm"/>
    </style:style>
    <style:style style:name="P1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3.102cm" svg:x="1.724cm" svg:y="0.523cm">
          <text:p/>
          <draw:enhanced-geometry svg:viewBox="0 0 21600 21600" draw:type="block-arc" draw:modifiers="-179.57900635673 10235.145474408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597cm" svg:height="0.597cm" svg:x="2.794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7cm" svg:height="0.597cm" svg:x="2.286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16cm" svg:height="0.716cm" svg:x="0.762cm" svg:y="1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16cm" svg:height="0.716cm" svg:x="1.824cm" svg:y="1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81cm" svg:height="0.716cm" draw:transform="rotate (-0.623257075887175) translate (3.466cm 1.4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97cm" svg:height="0.597cm" svg:x="1.143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773cm" svg:height="2.864cm" draw:transform="rotate (-3.14159265358979) translate (4.939cm 4.938cm)">
          <text:p/>
          <draw:enhanced-geometry svg:viewBox="0 0 21600 21600" draw:glue-points="?f6 10800 10800 21600 ?f5 10800 10800 0" draw:text-areas="?f3 ?f3 ?f4 ?f4" draw:type="trapezoid" draw:modifiers="1143.8931297709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.397cm" svg:height="3.102cm" svg:x="2.124cm" svg:y="0.542cm">
          <text:p/>
          <draw:enhanced-geometry svg:viewBox="0 0 21600 21600" draw:type="block-arc" draw:modifiers="-179.57900635673 10235.145474408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Extrabold" svg:font-family="'Open Sans Extrabold'" style:font-family-generic="swiss"/>
    <style:font-face style:name="Open Sans Extrabold1" svg:font-family="'Open Sans Extra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uoka"/>
      <draw:layer draw:name="kassi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4T08:54:26.459854953</meta:creation-date>
    <dc:date>2026-03-01T10:56:28.275744568</dc:date>
    <meta:editing-duration>PT1H9M37S</meta:editing-duration>
    <meta:editing-cycles>26</meta:editing-cycles>
    <meta:generator>LibreOffice/7.3.7.2$Linux_X86_64 LibreOffice_project/30$Build-2</meta:generator>
    <meta:document-statistic meta:object-count="9"/>
  </office:meta>
</office:document-meta>
</file>